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3.646cm"/>
    </style:style>
    <style:style style:name="co5" style:family="table-column">
      <style:table-column-properties fo:break-before="auto" style:column-width="3.23cm"/>
    </style:style>
    <style:style style:name="co6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3.117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4d1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cc00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ff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4d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fo:color="#0084d1" fo:font-size="9pt" style:text-underline-style="solid" style:text-underline-width="auto" style:text-underline-color="font-color" fo:font-weight="bold" style:font-size-asian="9pt" style:font-weight-asian="bold" style:font-size-complex="9pt" style:font-weight-complex="bold" fo:hyphenate="fals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79d1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visibility="collapse" table:default-cell-style-name="ce7"/>
        <table:table-column table:style-name="co8" table:default-cell-style-name="ce12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7" table:visibility="collapse" table:number-columns-repeated="3" table:default-cell-style-name="ce4"/>
        <table:table-column table:style-name="co11" table:visibility="collapse" table:default-cell-style-name="ce4"/>
        <table:table-column table:style-name="co7" table:visibility="collapse" table:default-cell-style-name="ce4"/>
        <table:table-column table:style-name="co12" table:visibility="collapse" table:default-cell-style-name="ce4"/>
        <table:table-column table:style-name="co7" table:number-columns-repeated="1009" table:default-cell-style-name="ce4"/>
        <table:table-row table:style-name="ro2">
          <table:table-cell table:style-name="ce1" office:value-type="string">
            <text:p>Entreprise :</text:p>
          </table:table-cell>
          <table:table-cell table:style-name="ce1" office:value-type="string">
            <text:p>URL emploi :</text:p>
          </table:table-cell>
          <table:table-cell table:style-name="ce1" office:value-type="string">
            <text:p>CGU scrapping :</text:p>
          </table:table-cell>
          <table:table-cell table:style-name="ce1" office:value-type="string">
            <text:p>API :</text:p>
          </table:table-cell>
          <table:table-cell table:style-name="ce10" office:value-type="string">
            <text:p>Commentaires :</text:p>
          </table:table-cell>
          <table:table-cell table:style-name="ce11" office:value-type="string">
            <text:p>x</text:p>
          </table:table-cell>
          <table:table-cell table:style-name="ce13" office:value-type="string">
            <text:p>JobTags</text:p>
          </table:table-cell>
          <table:table-cell table:style-name="ce13" office:value-type="string">
            <text:p>Pages</text:p>
          </table:table-cell>
          <table:table-cell table:style-name="ce13" office:value-type="string">
            <text:p>PagesTag</text:p>
          </table:table-cell>
          <table:table-cell table:style-name="ce13" office:value-type="string">
            <text:p>EntréeSpé</text:p>
          </table:table-cell>
          <table:table-cell table:style-name="ce13" office:value-type="string">
            <text:p>EntréeTag</text:p>
          </table:table-cell>
          <table:table-cell table:style-name="ce13" office:value-type="string">
            <text:p>Scroll</text:p>
          </table:table-cell>
          <table:table-cell table:style-name="ce13" office:value-type="string">
            <text:p>Date</text:p>
          </table:table-cell>
          <table:table-cell table:style-name="ce13" office:value-type="string">
            <text:p>DateTag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Accor Hotels</text:p>
          </table:table-cell>
          <table:table-cell table:style-name="Default" office:value-type="string">
            <text:p>https://careers.accor.com/Job-vacancy/All-of-our-job-vacancies,s,0.html</text:p>
          </table:table-cell>
          <table:table-cell table:style-name="ce5" office:value-type="string">
            <text:p>Copie interdite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style-name="ce14" office:value-type="string">
            <text:p>'labbelOffer'</text:p>
          </table:table-cell>
          <table:table-cell office:value-type="string">
            <text:p>Pagination</text:p>
          </table:table-cell>
          <table:table-cell table:style-name="ce14" office:value-type="string">
            <text:p>'nextPage'</text:p>
          </table:table-cell>
          <table:table-cell table:number-columns-repeated="3" table:style-name="ce16" office:value-type="string">
            <text:p><text:s text:c="2"/></text:p>
          </table:table-cell>
          <table:table-cell office:value-type="string">
            <text:p>Sommaire</text:p>
          </table:table-cell>
          <table:table-cell table:style-name="ce14" office:value-type="string">
            <text:p>'date'</text:p>
          </table:table-cell>
          <table:table-cell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ir Liquide</text:p>
          </table:table-cell>
          <table:table-cell table:style-name="Default" office:value-type="string">
            <text:p>https://www.airliquide.com/fr/carrieres/offres-emploi?searchCriteria[0][key]=LOV18&amp;searchCriteria[0][values][]=9393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style-name="ce14" office:value-type="string">
            <text:p>'data-lumese-jl-jobid'</text:p>
          </table:table-cell>
          <table:table-cell office:value-type="string">
            <text:p>Pagination</text:p>
          </table:table-cell>
          <table:table-cell table:style-name="ce14" office:value-type="string">
            <text:p>'nextPage'</text:p>
          </table:table-cell>
          <table:table-cell table:number-columns-repeated="3" table:style-name="ce16" office:value-type="string">
            <text:p><text:s text:c="2"/></text:p>
          </table:table-cell>
          <table:table-cell office:value-type="string">
            <text:p>Sommaire</text:p>
          </table:table-cell>
          <table:table-cell table:style-name="ce14" office:value-type="string">
            <text:p>'date de publication'</text:p>
          </table:table-cell>
          <table:table-cell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irbus Group</text:p>
          </table:table-cell>
          <table:table-cell table:style-name="Default" office:value-type="string">
            <text:p>https://www.airbus.com/careers/search-and-apply/search-for-vacancies.html?filters=filter_2_1072&amp;textsearch=&amp;language=fr</text:p>
          </table:table-cell>
          <table:table-cell table:style-name="ce5" office:value-type="string">
            <text:p>Copie interdite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style-name="ce14" office:value-type="string">
            <text:p>'c-jobcarousel__item col-md-3 col-sm-6'</text:p>
          </table:table-cell>
          <table:table-cell office:value-type="string">
            <text:p>Pagination</text:p>
          </table:table-cell>
          <table:table-cell table:style-name="ce14" office:value-type="string">
            <text:p>'c-pagination--item link next c-jobsearchpage_searchlink' <text:s/></text:p>
          </table:table-cell>
          <table:table-cell table:number-columns-repeated="3" table:style-name="ce16" office:value-type="string">
            <text:p><text:s text:c="2"/></text:p>
          </table:table-cell>
          <table:table-cell office:value-type="string">
            <text:p>Job</text:p>
          </table:table-cell>
          <table:table-cell office:value-type="string">
            <text:p>???</text:p>
          </table:table-cell>
          <table:table-cell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rcelor Mittal</text:p>
          </table:table-cell>
          <table:table-cell table:style-name="Default" office:value-type="string">
            <text:p>https://arcelormittal.jobs.net/fr-FR/search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alerte par CV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rcelor Mittal</text:p>
          </table:table-cell>
          <table:table-cell table:style-name="Default" office:value-type="string">
            <text:p>https://jobs.arcelormittal.com/Login2.aspx?ci=cs%2fVPE8+4OA%3d&amp;slid=gxp%2faVXf1gE%3d&amp;urltransfer=Login2.aspx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tos</text:p>
          </table:table-cell>
          <table:table-cell table:style-name="Default" office:value-type="string">
            <text:p>https://jobs.atos.net/search/?createNewAlert=false&amp;q=&amp;locationsearch=&amp;optionsFacetsDD_country=FR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style-name="ce14" office:value-type="string">
            <text:p>'col-md-12 sub-section sub-section-tablet hidden-xs hidden-md hidden-lg' <text:s/></text:p>
          </table:table-cell>
          <table:table-cell office:value-type="string">
            <text:p>Semi-statique</text:p>
          </table:table-cell>
          <table:table-cell table:style-name="ce14" office:value-type="string">
            <text:p>'tile-more-results' <text:s/></text:p>
          </table:table-cell>
          <table:table-cell table:number-columns-repeated="2" table:style-name="ce16" office:value-type="string">
            <text:p><text:s text:c="2"/></text:p>
          </table:table-cell>
          <table:table-cell office:value-type="string">
            <text:p>Semi-statique</text:p>
          </table:table-cell>
          <table:table-cell office:value-type="string">
            <text:p>Sommaire</text:p>
          </table:table-cell>
          <table:table-cell office:value-type="string">
            <text:p>*tablet-section-date-value'</text:p>
          </table:table-cell>
          <table:table-cell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XA</text:p>
          </table:table-cell>
          <table:table-cell table:style-name="Default" office:value-type="string">
            <text:p>https://recrutement.axa.fr/nos-offres-emploi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style-name="ce14" office:value-type="string">
            <text:p><text:s text:c="2"/>'jsx-756028549 jsx-1200669013 job-row'</text:p>
          </table:table-cell>
          <table:table-cell table:style-name="ce15" office:value-type="string">
            <text:p>Pagination</text:p>
          </table:table-cell>
          <table:table-cell table:style-name="ce14" office:value-type="string">
            <text:p>'jsx-3225030075 button-wrapper next'</text:p>
          </table:table-cell>
          <table:table-cell table:number-columns-repeated="5" table:style-name="ce16" office:value-type="string">
            <text:p><text:s text:c="2"/></text:p>
          </table:table-cell>
          <table:table-cell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BNP Paribas</text:p>
          </table:table-cell>
          <table:table-cell table:style-name="Default" office:value-type="string">
            <text:p>https://group.bnpparibas/emploi-carriere/toutes-offres-emploi/france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style-name="Default"/>
          <table:table-cell table:number-columns-repeated="4" office:value-type="string">
            <text:p><text:s text:c="2"/></text:p>
          </table:table-cell>
          <table:table-cell table:style-name="Default"/>
          <table:table-cell table:number-columns-repeated="2" table:style-name="ce16" office:value-type="string">
            <text:p><text:s text:c="2"/></text:p>
          </table:table-cell>
          <table:table-cell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Bouygues</text:p>
          </table:table-cell>
          <table:table-cell table:style-name="Default" office:value-type="string">
            <text:p>https://www.bouygues.com/talents/nos-offres-demploi/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style-name="ce14" office:value-type="string">
            <text:p><text:s text:c="2"/>-item</text:p>
          </table:table-cell>
          <table:table-cell office:value-type="string">
            <text:p>Semi-statique</text:p>
          </table:table-cell>
          <table:table-cell table:style-name="ce14" office:value-type="string">
            <text:p><text:s text:c="2"/>'load-offers-link js-load-more-offers'</text:p>
          </table:table-cell>
          <table:table-cell table:number-columns-repeated="3" table:style-name="ce16" office:value-type="string">
            <text:p><text:s text:c="2"/></text:p>
          </table:table-cell>
          <table:table-cell office:value-type="string">
            <text:p>Sommaire</text:p>
          </table:table-cell>
          <table:table-cell table:style-name="ce14" office:value-type="string">
            <text:p>-date'</text:p>
          </table:table-cell>
          <table:table-cell table:number-columns-repeated="8" office:value-type="string">
            <text:p><text:s text:c="2"/>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Cap Gemini</text:p>
          </table:table-cell>
          <table:table-cell table:style-name="Default" office:value-type="string">
            <text:p>https://www.capgemini.com/fr-fr/carrieres/offres-emploi/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office:value-type="string">
            <text:p><text:s text:c="2"/>'card_default__title'</text:p>
          </table:table-cell>
          <table:table-cell table:number-columns-repeated="8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Carrefour</text:p>
          </table:table-cell>
          <table:table-cell table:style-name="Default" office:value-type="string">
            <text:p>https://recrute.carrefour.fr/liste-des-offres</text:p>
          </table:table-cell>
          <table:table-cell table:style-name="ce7" office:value-type="string">
            <text:p>?</text:p>
          </table:table-cell>
          <table:table-cell table:style-name="ce7" office:value-type="string">
            <text:p>« mail alerte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Crédit Agricole</text:p>
          </table:table-cell>
          <table:table-cell table:style-name="Default" office:value-type="string">
            <text:p>https://www.ca-recrute.fr/offre-de-emploi/liste-offres.aspx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RSS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Crédit Agricole</text:p>
          </table:table-cell>
          <table:table-cell table:style-name="Default" office:value-type="string">
            <text:p>https://www.groupecreditagricole.jobs/Les-offres-du-groupe-credit-agricole-S.A?search_jobs%5Bkeywords%5D=&amp;search_jobs%5Breference%5D=&amp;search_jobs%5BjobLocationCountry%5D%5B%5D=79&amp;search_jobs%5Bvalidate%5D=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mail alerte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Danone</text:p>
          </table:table-cell>
          <table:table-cell table:style-name="Default" office:value-type="string">
            <text:p>https://jobs.danone.com/search/?createNewAlert=false&amp;q=&amp;locationsearch=France&amp;optionsFacetsDD_country=&amp;optionsFacetsDD_facility=&amp;optionsFacetsDD_department=</text:p>
          </table:table-cell>
          <table:table-cell table:style-name="ce5" office:value-type="string">
            <text:p>Copie interdite</text:p>
          </table:table-cell>
          <table:table-cell table:style-name="ce7" office:value-type="string">
            <text:p>« mail alerte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Dassault Systèmes</text:p>
          </table:table-cell>
          <table:table-cell table:style-name="Default" office:value-type="string">
            <text:p>https://carriere.dassault-aviation.com/offre-de-emploi/liste-offres.aspx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RSS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Dassault Systèmes</text:p>
          </table:table-cell>
          <table:table-cell table:style-name="Default" office:value-type="string">
            <text:p>https://www.sogitec.fr/carrieres#emploi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Dassault Systèmes...</text:p>
          </table:table-cell>
          <table:table-cell table:style-name="Default" office:value-type="string">
            <text:p>http://www.dassault.fr/annuaire.php?docid=2358</text:p>
          </table:table-cell>
          <table:table-cell table:number-columns-repeated="2" table:style-name="ce7" office:value-type="string">
            <text:p>X</text:p>
          </table:table-cell>
          <table:table-cell office:value-type="string">
            <text:p>Multi-liens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Engie</text:p>
          </table:table-cell>
          <table:table-cell table:style-name="Default" office:value-type="string">
            <text:p>https://jobs.engie.com/jobs/search/57519951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mail alerte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Essilor Luxottica</text:p>
          </table:table-cell>
          <table:table-cell table:style-name="Default" office:value-type="string">
            <text:p>https://www.linkedin.com/jobs/search/?f_C=1614240&amp;keywords=France&amp;locationId=OTHERS.worldwide</text:p>
          </table:table-cell>
          <table:table-cell table:style-name="ce8" office:value-type="string">
            <text:p>CGU Linkedin</text:p>
          </table:table-cell>
          <table:table-cell table:style-name="ce7" office:value-type="string">
            <text:p>« jobalert »</text:p>
          </table:table-cell>
          <table:table-cell office:value-type="string">
            <text:p>Linkedin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Essilor Luxottica</text:p>
          </table:table-cell>
          <table:table-cell table:style-name="Default" office:value-type="string">
            <text:p>https://career5.successfactors.eu/career?company=Essilor&amp;career%5fns=job%5flisting%5fsummary&amp;navBarLevel=JOB%5fSEARCH&amp;_s.crb=7V9yhmfeaWq3trQ%2fbKX1RrfhzqA%3d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Hermes</text:p>
          </table:table-cell>
          <table:table-cell table:style-name="Default" office:value-type="string">
            <text:p>https://www.hermesemployeur.com/fr/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Kering</text:p>
          </table:table-cell>
          <table:table-cell table:style-name="Default" office:value-type="string">
            <text:p>https://www.kering.com/fr/talent/offres-d-emploi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mail alerte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L'Oreal</text:p>
          </table:table-cell>
          <table:table-cell table:style-name="Default" office:value-type="string">
            <text:p>https://careers.loreal.com/global/en/search-results?qcountry=France</text:p>
          </table:table-cell>
          <table:table-cell table:style-name="ce5" office:value-type="string">
            <text:p>Copie interdite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Legrand</text:p>
          </table:table-cell>
          <table:table-cell table:style-name="Default" office:value-type="string">
            <text:p>https://www.indeed.fr/cmp/Legrand/jobs?clearPrefilter=1</text:p>
          </table:table-cell>
          <table:table-cell table:style-name="ce8" office:value-type="string">
            <text:p>CGU Indeed</text:p>
          </table:table-cell>
          <table:table-cell table:style-name="ce7" office:value-type="string">
            <text:p>CGU Indeed</text:p>
          </table:table-cell>
          <table:table-cell office:value-type="string">
            <text:p>Indeed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LVMH</text:p>
          </table:table-cell>
          <table:table-cell table:style-name="Default" office:value-type="string">
            <text:p>https://www.lvmh.fr/talents/nous-rejoindre/nos-offres/liste-des-offres/?job=&amp;place=162&amp;experience=&amp;activity=&amp;contract=&amp;reference=#gt_offers-results</text:p>
          </table:table-cell>
          <table:table-cell table:style-name="ce5" office:value-type="string">
            <text:p>Copie interdite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Michelin</text:p>
          </table:table-cell>
          <table:table-cell table:style-name="Default" office:value-type="string">
            <text:p>https://michelinhr.wd3.myworkdayjobs.com/Michelin/0/refreshFacet/318c8bb6f553100021d223d9780d30be</text:p>
          </table:table-cell>
          <table:table-cell table:style-name="ce8" office:value-type="string">
            <text:p>CGU Workdayjobs</text:p>
          </table:table-cell>
          <table:table-cell table:style-name="ce7" office:value-type="string">
            <text:p>CGU Workdayjobs</text:p>
          </table:table-cell>
          <table:table-cell office:value-type="string">
            <text:p>WorkDayJobs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Orange</text:p>
          </table:table-cell>
          <table:table-cell table:style-name="Default" office:value-type="string">
            <text:p>https://orange.jobs/jobs/search.do?lang=FR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Pernod Ricard</text:p>
          </table:table-cell>
          <table:table-cell table:style-name="Default" office:value-type="string">
            <text:p>https://pernodricard.wd3.myworkdayjobs.com/pernod-ricard/0/refreshFacet/318c8bb6f553100021d223d9780d30be</text:p>
          </table:table-cell>
          <table:table-cell table:style-name="ce8" office:value-type="string">
            <text:p>CGU Workdayjobs</text:p>
          </table:table-cell>
          <table:table-cell table:style-name="ce7" office:value-type="string">
            <text:p>CGU Workdayjobs</text:p>
          </table:table-cell>
          <table:table-cell office:value-type="string">
            <text:p>WorkDayJobs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Peugeot</text:p>
          </table:table-cell>
          <table:table-cell table:style-name="Default" office:value-type="string">
            <text:p>https://www.monjobauto.fr/carrieres?q=*&amp;facets%5Bsmart_tag_facet%5D%5B%5D=Offres+r%C3%A9seaux+PSA&amp;facets%5Bsmart_tag_facet%5D%5B%5D=Offres+PSA+Retail&amp;facets%5Bsize%5D%5B%5D=20</text:p>
          </table:table-cell>
          <table:table-cell table:style-name="ce8" office:value-type="string">
            <text:p>CGU MonJobAuto</text:p>
          </table:table-cell>
          <table:table-cell table:style-name="ce7" office:value-type="string">
            <text:p>CGU MonJobAuto</text:p>
          </table:table-cell>
          <table:table-cell office:value-type="string">
            <text:p>MonJobAuto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Publicis</text:p>
          </table:table-cell>
          <table:table-cell table:style-name="Default" office:value-type="string">
            <text:p>https://www.publicisgroupe.com/fr/le-groupe/carrieres/offres-d-emploi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Renault</text:p>
          </table:table-cell>
          <table:table-cell table:style-name="Default" office:value-type="string">
            <text:p>https://renault.referrals.selectminds.com/jobs/search/6835261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afran</text:p>
          </table:table-cell>
          <table:table-cell table:style-name="Default" office:value-type="string">
            <text:p>https://www.safran-group.com/fr/emplois?pays=France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aint-Gobain</text:p>
          </table:table-cell>
          <table:table-cell table:style-name="Default" office:value-type="string">
            <text:p>https://joinus.saint-gobain.com/fr?country=FR&amp;search=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anofi</text:p>
          </table:table-cell>
          <table:table-cell table:style-name="Default" office:value-type="string">
            <text:p>https://en.jobs.sanofi.com/search-jobs/France/20873/1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chneider Electric</text:p>
          </table:table-cell>
          <table:table-cell table:style-name="Default" office:value-type="string">
            <text:p>https://schneiderele.taleo.net/careersection/2/jobsearch.ftl?lang=fr-FR&amp;keyword=&amp;CATEGORY=-1&amp;LOCATION=250370031531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ociété Générale</text:p>
          </table:table-cell>
          <table:table-cell table:style-name="Default" office:value-type="string">
            <text:p>https://careers.societegenerale.com/rechercher?query=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odexo</text:p>
          </table:table-cell>
          <table:table-cell table:style-name="Default" office:value-type="string">
            <text:p>https://fr.sodexo.com/home/nous-rejoindre/rejoignez-nos-equipes.html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ST Micro Electronics</text:p>
          </table:table-cell>
          <table:table-cell table:style-name="Default" office:value-type="string">
            <text:p>https://chm.tbe.taleo.net/chm03/ats/careers/v2/searchResults?org=MOUSER&amp;cws=40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SS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Techni PFMC</text:p>
          </table:table-cell>
          <table:table-cell table:style-name="Default" office:value-type="string">
            <text:p>https://careers.hr.technipfmc.com/jobs/search/4989891</text:p>
          </table:table-cell>
          <table:table-cell table:style-name="ce5" office:value-type="string">
            <text:p>Copie interdite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Thalès</text:p>
          </table:table-cell>
          <table:table-cell table:style-name="Default" office:value-type="string">
            <text:p>https://jobs.thalesgroup.com/search-jobs?_ga=2.259037065.2075221412.1572629140-455965246.1572429512</text:p>
          </table:table-cell>
          <table:table-cell table:style-name="ce9" office:value-type="string">
            <text:p>Bug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Total</text:p>
          </table:table-cell>
          <table:table-cell table:style-name="Default" office:value-type="string">
            <text:p>https://krb-sjobs.brassring.com/tgnewui/search/home/home?partnerid=30080&amp;siteid=6559#Pays=France&amp;keyWordSearch=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Unibail Rodamco</text:p>
          </table:table-cell>
          <table:table-cell table:style-name="Default" office:value-type="string">
            <text:p>https://urw.wd3.myworkdayjobs.com/urw_career_site/0/refreshFacet/318c8bb6f553100021d223d9780d30be</text:p>
          </table:table-cell>
          <table:table-cell table:style-name="ce8" office:value-type="string">
            <text:p>CGU Workdayjobs</text:p>
          </table:table-cell>
          <table:table-cell table:style-name="ce7" office:value-type="string">
            <text:p>CGU Workdayjobs</text:p>
          </table:table-cell>
          <table:table-cell office:value-type="string">
            <text:p>WorkDayJobs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Veolia Environnement</text:p>
          </table:table-cell>
          <table:table-cell table:style-name="Default" office:value-type="string">
            <text:p>https://veolia.taleo.net/careersection/extexp/jobsearch.ftl?lang=fr_FR&amp;back_param=2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Vinci</text:p>
          </table:table-cell>
          <table:table-cell table:style-name="Default" office:value-type="string">
            <text:p>https://emplois.vinci.com/recherche-d'offres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mail alerte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Vivendi</text:p>
          </table:table-cell>
          <table:table-cell table:style-name="Default" office:value-type="string">
            <text:p>https://jobs.jobvite.com/universalmusicgroup/search?r=France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?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Vivendi</text:p>
          </table:table-cell>
          <table:table-cell table:style-name="Default" office:value-type="string">
            <text:p>https://www.gameloft.com/corporate/fr/jobs/view-all-opportunities/</text:p>
          </table:table-cell>
          <table:table-cell table:style-name="ce6" office:value-type="string">
            <text:p>Copie sous autorisation</text:p>
          </table:table-cell>
          <table:table-cell table:style-name="ce7" office:value-type="string">
            <text:p>« jobalert »</text:p>
          </table:table-cell>
          <table:table-cell/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 office:value-type="string">
            <text:p>Vivendi...</text:p>
          </table:table-cell>
          <table:table-cell table:style-name="Default" office:value-type="string">
            <text:p>https://www.vivendi.com/talents/la-passion-de-nos-metiers/candidatures/</text:p>
          </table:table-cell>
          <table:table-cell table:number-columns-repeated="2" table:style-name="ce7" office:value-type="string">
            <text:p>X</text:p>
          </table:table-cell>
          <table:table-cell office:value-type="string">
            <text:p>Multi-liens</text:p>
          </table:table-cell>
          <table:table-cell table:style-name="ce11" office:value-type="string">
            <text:p>x</text:p>
          </table:table-cell>
          <table:table-cell table:number-columns-repeated="9" office:value-type="string">
            <text:p><text:s text:c="2"/></text:p>
          </table:table-cell>
          <table:table-cell table:number-columns-repeated="1008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1" office:value-type="string">
            <text:p>x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E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11/12/2019</text:date>, <text:time>17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44:31.43</meta:creation-date>
    <dc:date>2019-12-11T17:28:14</dc:date>
    <meta:editing-duration>PT5H4M24S</meta:editing-duration>
    <meta:editing-cycles>9</meta:editing-cycles>
    <meta:generator>OpenOffice/4.1.6$Unix OpenOffice.org_project/416m1$Build-9790</meta:generator>
    <dc:creator>Alan </dc:creator>
    <meta:document-statistic meta:table-count="3" meta:cell-count="740" meta:object-count="0"/>
  </office:meta>
</office:document-meta>
</file>